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List_20_Paragraph" style:list-style-name="WWNum6"/>
    <style:style style:name="P3" style:family="paragraph" style:parent-style-name="List_20_Paragraph" style:list-style-name="WWNum3"/>
    <style:style style:name="T1" style:family="text">
      <style:text-properties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Chirp_local_U</text:h>
      <text:h text:style-name="Heading_20_2" text:outline-level="2">Problem Statement</text:h>
      <text:p text:style-name="Standard">Local Universe jobs need to read and alter job attributes and perform I/O. However, Chirp is not available in Local Universe.</text:p>
      <text:h text:style-name="Heading_20_2" text:outline-level="2">Proposed Architecture</text:h>
      <text:p text:style-name="Standard">Vanilla Universe uses the following strategy:</text:p>
      <text:p text:style-name="Standard">chirp-&gt;starter(ioproxy-&gt;NTSender)-&gt;shadow(NTReceiver, pseudo_ops -&gt;qmgr_job_updater)-&gt;schedd</text:p>
      <text:p text:style-name="Standard">Where attribute changes are propagated to the schedd and I/O is performed by the shadow.</text:p>
      <text:p text:style-name="Standard">I propose a similar strategy:</text:p>
      <text:p text:style-name="Standard">chirp-&gt;starter(ioproxy-&gt;qmgr_job_updater)-&gt;schedd</text:p>
      <text:p text:style-name="Standard">Attribute changes are propagated to the schedd and I/O is performed by the starter, specifically the local JIC. Like the Vanilla Universe architecture, this architecture avoids placing I/O load on the schedd.</text:p>
      <text:h text:style-name="Heading_20_2" text:outline-level="2">Implementation</text:h>
      <text:p text:style-name="Text_20_body"/>
      <text:p text:style-name="Standard">The implementation involves creating a new LocalIOProxyHandler object class LocalIOProxyHandler : public IOProxyHandler and implementing I/O within <text:s/>LocalIOProxyHandler::handle_standard_request. Implementation of LocalIOProxyHandler::handle_standard_request is straightforward due to the similarity to the Shadow's NTReceivers and psuedo_ops code. <text:s/>JICLocalSchedd instantiates an IOProxy witch then selects the LocalIOProxyHandler object. Communication to the schedd is performed by new functions in the JICLocalSchedd which utilize a pre-existing QmgrJobUpdater object.</text:p>
      <text:p text:style-name="Standard">As in Vanilla Universe, a job selects to have an IOProxy with WantIOProxy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ar" style:country-complex="SA"/>
    </style:default-style>
    <style:default-style style:family="paragraph">
      <style:paragraph-properties fo:margin-top="0in" fo:margin-bottom="0.139in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WenQuanYi Zen Hei Sharp" style:font-size-asian="12pt" style:language-asian="ja" style:country-asian="JP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fo:keep-together="always" fo:keep-with-next="always"/>
      <style:text-properties fo:color="#345a8a" style:font-name="Calibri" fo:font-size="16pt" fo:font-weight="bold" style:font-size-asian="16pt" style:font-weight-asian="bold" style:font-name-complex="F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39in" fo:margin-bottom="0in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45a8a" style:font-name="Calibri" fo:font-size="16pt" fo:font-weight="bold" style:font-size-asian="16pt" style:font-weight-asian="bold" style:font-name-complex="F" style:font-size-complex="16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fixed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fixed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fixed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fixed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fixed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fixed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fixed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fixed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fixed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an Bockelman</meta:initial-creator>
    <meta:editing-cycles>6</meta:editing-cycles>
    <meta:creation-date>2013-01-28T01:26:00</meta:creation-date>
    <dc:date>2013-03-20T17:11:50</dc:date>
    <meta:editing-duration>PT5M7S</meta:editing-duration>
    <meta:generator>LibreOffice/3.5$Linux_X86_64 LibreOffice_project/350m1$Build-2</meta:generator>
    <meta:document-statistic meta:table-count="0" meta:image-count="0" meta:object-count="0" meta:page-count="1" meta:paragraph-count="13" meta:word-count="164" meta:character-count="1346" meta:non-whitespace-character-count="1192"/>
    <meta:user-defined meta:name="AppVersion">14.0000</meta:user-defined>
    <meta:user-defined meta:name="Company">UN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